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1.46mm" svg:height="131.48mm" svg:x="145.49mm" svg:y="50.2mm">
            <loext:p draw:notify-on-update-of-ranges="Sheet1.B2:Sheet1.B6 Sheet1.C2:Sheet1.C6 Sheet1.B2:Sheet1.B6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Load (g)</text:p>
          </table:table-cell>
          <table:table-cell table:style-name="ce1" office:value-type="string" calcext:value-type="string">
            <text:p>Load (N)</text:p>
          </table:table-cell>
          <table:table-cell table:style-name="ce1" office:value-type="string" calcext:value-type="string">
            <text:p>control deflection (mm)</text:p>
          </table:table-cell>
          <table:table-cell table:style-name="ce1" office:value-type="string" calcext:value-type="string">
            <text:p>Reinforced deflection (mm)</text:p>
          </table:table-cell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9.81*0.00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9.81*0.001" office:value-type="float" office:value="0.981" calcext:value-type="float">
            <text:p>0.981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4]*9.81*0.001" office:value-type="float" office:value="1.962" calcext:value-type="float">
            <text:p>1.96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5]*9.81*0.001" office:value-type="float" office:value="2.943" calcext:value-type="float">
            <text:p>2.943</text:p>
          </table:table-cell>
          <table:table-cell office:value-type="float" office:value="0.55" calcext:value-type="float">
            <text:p>0.55</text:p>
          </table:table-cell>
          <table:table-cell office:value-type="float" office:value="0.36" calcext:value-type="float">
            <text:p>0.36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6]*9.81*0.001" office:value-type="float" office:value="3.924" calcext:value-type="float">
            <text:p>3.92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2:06:35.387784062</meta:creation-date>
    <dc:date>2018-11-27T12:26:49.540576187</dc:date>
    <meta:editing-duration>PT10M3S</meta:editing-duration>
    <meta:editing-cycles>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2"/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47cm" svg:height="13.149cm" xlink:href=".." xlink:type="simple" chart:class="chart:scatter" chart:column-mapping="0 1" chart:style-name="ch1">
        <chart:plot-area chart:style-name="ch2" table:cell-range-address="Sheet1.B2:Sheet1.D6" chart:data-source-has-labels="column" svg:x="1.273cm" svg:y="0.262cm" svg:width="11.612cm" svg:height="11.644cm">
          <chartooo:coordinate-region svg:x="2cm" svg:y="0.462cm" svg:width="10.645cm" svg:height="10.797cm"/>
          <chart:axis chart:dimension="x" chart:name="primary-x" chart:style-name="ch3">
            <chart:title svg:x="6.44cm" svg:y="12.168cm" chart:style-name="ch4">
              <text:p>load (N)</text:p>
            </chart:title>
          </chart:axis>
          <chart:axis chart:dimension="y" chart:name="primary-y" chart:style-name="ch3">
            <chart:title svg:x="0.451cm" svg:y="7.253cm" chart:style-name="ch5">
              <text:p>deflection (mm)</text:p>
            </chart:title>
            <chart:grid chart:style-name="ch6" chart:class="major"/>
          </chart:axis>
          <chart:series chart:style-name="ch7" chart:values-cell-range-address="Sheet1.C2:Sheet1.C6" chart:class="chart:scatter">
            <chart:domain table:cell-range-address="Sheet1.B2:Sheet1.B6"/>
            <chart:regression-curve chart:style-name="ch8">
              <chart:equation chart:display-equation="true" chart:display-r-square="false" svg:x="3.801cm" svg:y="5.945cm" chart:style-name="ch9"/>
            </chart:regression-curve>
            <chart:data-point chart:repeated="5"/>
          </chart:series>
          <chart:series chart:style-name="ch10" chart:values-cell-range-address="Sheet1.D2:Sheet1.D6" chart:class="chart:scatter">
            <chart:regression-curve chart:style-name="ch11">
              <chart:equation chart:display-equation="true" chart:display-r-square="false" svg:x="6.601cm" svg:y="8.814cm" chart:style-name="ch9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B2:Sheet1.B6</svg:desc>
                </draw:g>
              </table:table-cell>
              <table:table-cell office:value-type="float" office:value="0">
                <text:p>0</text:p>
                <draw:g>
                  <svg:desc>Sheet1.C2:Sheet1.C6</svg:desc>
                </draw:g>
              </table:table-cell>
              <table:table-cell office:value-type="float" office:value="0">
                <text:p>0</text:p>
                <draw:g>
                  <svg:desc>Sheet1.D2:Sheet1.D6</svg:desc>
                </draw:g>
              </table:table-cell>
            </table:table-row>
            <table:table-row>
              <table:table-cell office:value-type="string"/>
              <table:table-cell office:value-type="float" office:value="0.981">
                <text:p>0.981</text:p>
              </table:table-cell>
              <table:table-cell office:value-type="float" office:value="0.17">
                <text:p>0.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0.35">
                <text:p>0.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/>
              <table:table-cell office:value-type="float" office:value="2.943">
                <text:p>2.943</text:p>
              </table:table-cell>
              <table:table-cell office:value-type="float" office:value="0.55">
                <text:p>0.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3.924">
                <text:p>3.924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